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0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/>
    </style:style>
  </office:automatic-styles>
  <office:body>
    <office:text>
      <text:p text:style-name="P1"><text:span text:style-name="T1">/*Write a program in c++ to Print My name is Ashish*/</text:span></text:p>
      <text:p text:style-name="P1"><text:span text:style-name="T1">/*Name :- Ashish Doneriya*/</text:span></text:p>
      <text:p text:style-name="P1"><text:span text:style-name="T1">/*Scholar No. 101112011*/</text:span></text:p>
      <text:p text:style-name="P1"><text:span text:style-name="T2"/></text:p>
      <text:p text:style-name="P1"><text:span text:style-name="T3">#include&lt;iostream.h&gt;</text:span></text:p>
      <text:p text:style-name="P1"><text:span text:style-name="T3">#include&lt;conio.h&gt;</text:span></text:p>
      <text:p text:style-name="P1"><text:span text:style-name="T3">void main()</text:span></text:p>
      <text:p text:style-name="P1"><text:span text:style-name="T3">{</text:span></text:p>
      <text:p text:style-name="P1"><text:span text:style-name="T3"><text:tab/>clrscr();</text:span></text:p>
      <text:p text:style-name="P1"><text:span text:style-name="T3"><text:tab/>cout&lt;&lt;"My name is Ashish";</text:span></text:p>
      <text:p text:style-name="P1"><text:span text:style-name="T3"><text:tab/>getch();</text:span></text:p>
      <text:p text:style-name="P1"><text:span text:style-name="T3">}</text:span></text:p>
      <text:p text:style-name="P1"><text:span text:style-name="T4"/></text:p>
      <text:p text:style-name="P1"><text:span text:style-name="T5">OUTPUT :-</text:span></text:p>
      <text:p text:style-name="P1"><text:span text:style-name="T6"/></text:p>
      <text:p text:style-name="P1"><draw:frame text:anchor-type="as-char" svg:width="169.33mm" svg:height="105.83mm" style:rel-width="scale" style:rel-height="scale"><draw:object-ole xlink:href="OleObj1"/><draw:image xlink:href="ObjectReplacements/OleObj1"/></draw:frame><text:span text:style-name="T6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